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3" style:family="paragraph"/>
    <style:style style:name="P5" style:parent-style-name="Lijstalinea" style:list-style-name="LFO3" style:family="paragraph"/>
    <style:style style:name="P6" style:parent-style-name="Lijstalinea" style:list-style-name="LFO3" style:family="paragraph"/>
  </office:automatic-styles>
  <office:body>
    <office:text text:use-soft-page-breaks="true">
      <text:list text:style-name="LFO1" text:continue-numbering="true">
        <text:list-item>
          <text:p text:style-name="P1">Wat is altijd het eerst element op een HTML-pagina?</text:p>
        </text:list-item>
      </text:list>
      <text:p text:style-name="Lijstalinea">&lt;!DOCTYPE html&gt;</text:p>
      <text:list text:style-name="LFO1" text:continue-numbering="true">
        <text:list-item>
          <text:p text:style-name="P2">Wat is het verschil tussen de “Head” en de “body” van een HTML-pagina?</text:p>
        </text:list-item>
      </text:list>
      <text:p text:style-name="Lijstalinea">De Head heeft alle meta informatie en de body heeft alles wat zichtbaar is.</text:p>
      <text:list text:style-name="LFO1" text:continue-numbering="true">
        <text:list-item>
          <text:p text:style-name="P3">Wat is een HTML-tag?</text:p>
        </text:list-item>
      </text:list>
      <text:p text:style-name="Lijstalinea">&lt;&gt;</text:p>
      <text:p text:style-name="Standaard"><text:s text:c="8"/>4.<text:s/>Wat is een attribuut?</text:p>
      <text:p text:style-name="Standaard"><text:s text:c="12"/>Geeft extra informatie over een element</text:p>
      <text:list text:style-name="LFO3" text:continue-numbering="true">
        <text:list-item>
          <text:p text:style-name="P4">Geef een voorbeeld van attribuut.</text:p>
        </text:list-item>
      </text:list>
      <text:p text:style-name="Lijstalinea">src</text:p>
      <text:list text:style-name="LFO3" text:continue-numbering="true">
        <text:list-item>
          <text:p text:style-name="P5">Welke HTML-tag kan je een link maken?</text:p>
        </text:list-item>
      </text:list>
      <text:p text:style-name="Lijstalinea">&lt;a href=””&gt;</text:p>
      <text:list text:style-name="LFO3" text:continue-numbering="true">
        <text:list-item>
          <text:p text:style-name="P6">Wat is het verschil tussen een interne en externe link?</text:p>
        </text:list-item>
      </text:list>
      <text:p text:style-name="Lijstalinea">Interne links zijn van 1 website die naar andere plekken brengt va die website en externe links brengen je naar een andere website.</text:p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09-21T09:20:00Z</meta:creation-date>
    <dc:date>2022-09-21T09:20:00Z</dc:date>
    <meta:template xlink:href="Normal.dotm" xlink:type="simple"/>
    <meta:editing-cycles>2</meta:editing-cycles>
    <meta:editing-duration>PT240S</meta:editing-duration>
    <meta:document-statistic meta:page-count="1" meta:paragraph-count="1" meta:word-count="92" meta:character-count="600" meta:row-count="4" meta:non-whitespace-character-count="509"/>
  </office:meta>
</office:document-meta>
</file>